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cm" fo:margin-bottom="0.026cm" style:contextual-spacing="false"/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top="0cm" fo:margin-bottom="0.247cm" style:contextual-spacing="false"/>
      <style:text-properties fo:font-size="16pt" fo:font-style="italic" style:font-size-asian="16pt" style:font-size-complex="16pt" loext:padding="0cm" loext:border="none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parition</text:h>
      <text:p text:style-name="P3">Stéphane Mallarmé</text:p>
      <text:p text:style-name="P2">La lune s’attristait. Des séraphins en pleurs<text:line-break/>Rêvant, l’archet aux doigts, dans le calme des fleurs<text:line-break/>Vaporeuses, tiraient de mourantes violes<text:line-break/>De blancs sanglots glissant sur l’azur des corolles.<text:line-break/>C’était le jour béni de ton premier baiser.<text:line-break/>Ma songerie aimant à me martyriser<text:line-break/>S’enivrait savamment du parfum de tristesse<text:line-break/>Que même sans regret et sans déboire laisse<text:line-break/>La cueillaison d’un rêve au cœur qui l’a cueilli.<text:line-break/>J’errais donc, l’œil rivé sur le pavé vieilli<text:line-break/>Quand avec du soleil aux cheveux, dans la rue<text:line-break/>Et dans le soir, tu m’es en riant apparue<text:line-break/>Et j’ai cru voir la fée au chapeau de clarté<text:line-break/>Qui jadis sur mes beaux sommeils d’enfant gâté<text:line-break/>Passait, laissant toujours de ses mains mal fermées<text:line-break/>Neiger de blancs bouquets d’étoiles parfumées.</text:p>
      <text:p text:style-name="Text_20_body"><text:span text:style-name="T1"/></text:p>
      <text:p text:style-name="Text_20_body"><text:span text:style-name="T1">Stéphane Mallarmé, </text:span><text:span text:style-name="Emphasis"><text:span text:style-name="T1">Vers et Prose, 1893</text:span></text:span></text:p>
      <text:p text:style-name="Text_20_body"><text:span text:style-name="Emphasis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4:55:14.635226929</meta:creation-date>
    <dc:date>2023-10-18T14:58:41.598464588</dc:date>
    <meta:editing-duration>PT2M1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133" meta:character-count="800" meta:non-whitespace-character-count="671"/>
  </office:meta>
</office:document-meta>
</file>